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78f3" officeooo:paragraph-rsid="001278f3"/>
    </style:style>
    <style:style style:name="P2" style:family="paragraph" style:parent-style-name="Standard">
      <style:text-properties style:text-position="sub 58%" officeooo:rsid="001278f3" officeooo:paragraph-rsid="001278f3"/>
    </style:style>
    <style:style style:name="P3" style:family="paragraph" style:parent-style-name="Standard">
      <style:text-properties style:text-position="0% 100%" officeooo:rsid="0014e1c9" officeooo:paragraph-rsid="0014e1c9"/>
    </style:style>
    <style:style style:name="P4" style:family="paragraph" style:parent-style-name="Standard">
      <style:text-properties officeooo:rsid="0013d0b7" officeooo:paragraph-rsid="0014e1c9"/>
    </style:style>
    <style:style style:name="P5" style:family="paragraph" style:parent-style-name="Standard">
      <style:text-properties officeooo:rsid="0014e1c9" officeooo:paragraph-rsid="0014e1c9"/>
    </style:style>
    <style:style style:name="P6" style:family="paragraph" style:parent-style-name="Standard">
      <style:text-properties officeooo:rsid="0014e1c9" officeooo:paragraph-rsid="00166eae"/>
    </style:style>
    <style:style style:name="P7" style:family="paragraph" style:parent-style-name="Standard">
      <style:text-properties officeooo:rsid="00166eae" officeooo:paragraph-rsid="00166eae"/>
    </style:style>
    <style:style style:name="P8" style:family="paragraph" style:parent-style-name="Standard">
      <style:text-properties officeooo:rsid="00172e4e" officeooo:paragraph-rsid="0018d3fe"/>
    </style:style>
    <style:style style:name="P9" style:family="paragraph" style:parent-style-name="Standard">
      <style:text-properties officeooo:rsid="0018d3fe" officeooo:paragraph-rsid="0018d3fe"/>
    </style:style>
    <style:style style:name="P10" style:family="paragraph" style:parent-style-name="Standard">
      <style:text-properties officeooo:rsid="0019601c" officeooo:paragraph-rsid="0019601c"/>
    </style:style>
    <style:style style:name="T1" style:family="text">
      <style:text-properties style:text-position="sub 58%"/>
    </style:style>
    <style:style style:name="T2" style:family="text">
      <style:text-properties style:text-position="0% 100%"/>
    </style:style>
    <style:style style:name="T3" style:family="text">
      <style:text-properties officeooo:rsid="0013d0b7"/>
    </style:style>
    <style:style style:name="T4" style:family="text">
      <style:text-properties officeooo:rsid="0014e1c9"/>
    </style:style>
    <style:style style:name="T5" style:family="text">
      <style:text-properties officeooo:rsid="00166eae"/>
    </style:style>
    <style:style style:name="T6" style:family="text">
      <style:text-properties officeooo:rsid="0018d3fe"/>
    </style:style>
    <style:style style:name="T7" style:family="text">
      <style:text-properties officeooo:rsid="0018f158"/>
    </style:style>
    <style:style style:name="T8" style:family="text">
      <style:text-properties officeooo:rsid="0019601c"/>
    </style:style>
    <style:style style:name="T9" style:family="text">
      <style:text-properties fo:font-weight="bold" style:font-weight-asian="bold" style:font-weight-complex="bold"/>
    </style:style>
    <style:style style:name="T10" style:family="text">
      <style:text-properties fo:font-weight="bold" officeooo:rsid="0018d3fe"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lections</text:p>
      <text:p text:style-name="P1"/>
      <text:p text:style-name="P1">Impact of PID components of controller</text:p>
      <text:p text:style-name="P1"/>
      <text:p text:style-name="P1">a) P – P stands for Proportional. Here the correction signal is directly proportational the error term. The error in our case is the <text:s/>deviation of car from middle of the road and controal variable is the steering angle. So only with this term, we expect the car to steer back to the centre of the road.</text:p>
      <text:p text:style-name="P2"/>
      <text:p text:style-name="P2"/>
      <text:p text:style-name="P1"><text:span text:style-name="T1"><text:tab/></text:span><text:span text:style-name="T2">Pout = Kp . e(t) </text:span></text:p>
      <text:p text:style-name="P3"/>
      <text:p text:style-name="P1"><text:span text:style-name="T2">The control variable value is at time t is directly proportaional to the error term at time t. And the constant </text:span><text:s/>term Kp controls the magnitude of response. If we make Kp very high, then the crrection will keep overshooting the <text:span text:style-name="T3">mean desired state (i.e. e(t) being close to zero). If Kp is very low, then we get an unresponsive filter.</text:span></text:p>
      <text:p text:style-name="P1"/>
      <text:p text:style-name="P4">In my experiment, I manually tweaked the values, <text:span text:style-name="T4">I first started with Kp tuning keeping Ki and Kd as zero. I kept the throtle constant as 0.3. </text:span><text:s/></text:p>
      <text:p text:style-name="P5"/>
      <text:p text:style-name="P4"><text:span text:style-name="T4">Kp values of 0.01 to 0.03 gave a smooth tracking on straight sections of the road but the car did not respond well to sharp turns. .To have a more responsive control, I increased the Kp value to about 0.9 and 1. This made the car responsive to curve but came with wild fluctuations. </text:span></text:p>
      <text:p text:style-name="P4"/>
      <text:p text:style-name="P4"><text:span text:style-name="T4">I then decided to freeze Kp to middle of the above range i.e. around 0.06 and then move to tuning </text:span><text:s/><text:span text:style-name="T4">Kd</text:span></text:p>
      <text:p text:style-name="P4"/>
      <text:p text:style-name="P8">Video in file <text:span text:style-name="T10">Kp_only.mp4</text:span> shows the behavior of Kp = 0.0<text:span text:style-name="T8">7</text:span> with Ki and Kd = 0. You can see that while <text:span text:style-name="T6">it</text:span> is responsive <text:span text:style-name="T6">and car drives nicely on the initial straight road</text:span>, <text:span text:style-name="T6">th</text:span>ere is still a significant overshoot <text:span text:style-name="T6">and car veers off the road even on slight bends. This need to be </text:span><text:s/>dampened.</text:p>
      <text:p text:style-name="P4"><text:s/></text:p>
      <text:p text:style-name="P4"/>
      <text:p text:style-name="P6">b) D – D stands for d<text:span text:style-name="T5">erivative. Here correct term is proportional to the rate of change of error.</text:span></text:p>
      <text:p text:style-name="P6"/>
      <text:p text:style-name="P6"><text:tab/><text:span text:style-name="T5">Pout = Kd . de(t)/dt</text:span> </text:p>
      <text:p text:style-name="P6"/>
      <text:p text:style-name="P7">Here the control value at time t is proporational to the derivative of error term. And the constant tem Kd controls the impact of derivative term. Keeping everything else constant, increasing Kd leads to a dampening of oscillations. </text:p>
      <text:p text:style-name="P7"/>
      <text:p text:style-name="P9">After fixing Kp, in ( a) above, I <text:span text:style-name="T7">started</text:span> tun<text:span text:style-name="T7">ing</text:span> Kd to keep the car responsive yet control the overshoots. I started off with high values of Kd i.e. about 4. It <text:span text:style-name="T7">immediately ensured that car stayed on the track. In other words a high value of Kd brought down the magnitude of overshoots, however, it created high frequency oscillations with car wavering around the middle of the road. To smoothen these, I <text:s/>started reducing Kd from 4 towards 0 to find the sweet spot balance between control of overshoot impact of Kd versus high frequency oscialltions due Kd magnitude. </text:span></text:p>
      <text:p text:style-name="P9"/>
      <text:p text:style-name="P10">With experimentation and manual observation, I found Kd=1.1 to go well with Kp of 0.07. Sample video is shown in <text:span text:style-name="T9">Kp_kd_only.mp4</text:span></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31:36.816168801</meta:creation-date>
    <dc:date>2017-05-03T15:52:33.593608503</dc:date>
    <meta:editing-duration>PT1H16M17S</meta:editing-duration>
    <meta:editing-cycles>6</meta:editing-cycles>
    <meta:generator>LibreOffice/5.1.6.2$Linux_X86_64 LibreOffice_project/10m0$Build-2</meta:generator>
    <meta:document-statistic meta:table-count="0" meta:image-count="0" meta:object-count="0" meta:page-count="1" meta:paragraph-count="15" meta:word-count="468" meta:character-count="2564" meta:non-whitespace-character-count="2093"/>
  </office:meta>
</office:document-meta>
</file>